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348cm" fo:min-width="12.481cm"/>
    </style:style>
    <style:style style:name="gr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4.292cm" fo:min-width="4.042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492cm" fo:min-width="4.34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2.981cm" svg:height="8.598cm" draw:transform="rotate (-1.5707963267949) translate (14.85cm 4.00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1" draw:layer="layout" svg:width="4.7cm" svg:height="4.7cm" draw:transform="rotate (-1.5707963267949) translate (13.852cm 11.30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3" draw:text-style-name="P1" draw:layer="layout" svg:width="5cm" svg:height="2.9cm" draw:transform="rotate (-1.5707963267949) translate (10.152cm 5.00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" draw:text-style-name="P1" draw:layer="layout" svg:width="12.981cm" svg:height="8.598cm" draw:transform="rotate (1.5707963267949) translate (14.85cm 16.986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" draw:text-style-name="P1" draw:layer="layout" svg:width="4.7cm" svg:height="4.7cm" draw:transform="rotate (1.5707963267949) translate (15.848cm 16.003cm)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5cm" svg:height="2.9cm" draw:transform="rotate (1.5707963267949) translate (19.548cm 10.003cm)">
              <text:p/>
              <draw:enhanced-geometry svg:viewBox="0 0 21600 21600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9T21:14:23.525584216</meta:creation-date>
    <dc:date>2022-09-10T14:05:41.790840342</dc:date>
    <meta:editing-duration>PT9M33S</meta:editing-duration>
    <meta:editing-cycles>2</meta:editing-cycles>
    <meta:generator>LibreOffice/6.0.7.3$Linux_X86_64 LibreOffice_project/00m0$Build-3</meta:generator>
    <meta:document-statistic meta:object-count="9"/>
  </office:meta>
</office:document-meta>
</file>